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ADF0000260C0B009587.wmf"/>
  <manifest:file-entry manifest:media-type="" manifest:full-path="Pictures/2000000700005204000047F546FB284A.wmf"/>
  <manifest:file-entry manifest:media-type="" manifest:full-path="Pictures/2000000700006174000053F26DB8E250.wmf"/>
  <manifest:file-entry manifest:media-type="" manifest:full-path="Pictures/20000007000054C600005741F86E1782.wmf"/>
  <manifest:file-entry manifest:media-type="" manifest:full-path="Pictures/2000000700006201000053F28CDD672D.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 Math1" svg:font-family="'Cambria Math'"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8pt" style:font-size-asian="18pt" style:font-name-complex="Times New Roman1" style:font-size-complex="18pt"/>
    </style:style>
    <style:style style:name="P2" style:family="paragraph" style:parent-style-name="Standard">
      <style:text-properties fo:color="#000000" fo:font-size="14pt" fo:font-weight="bold" style:font-size-asian="14pt" style:font-weight-asian="bold" style:font-size-complex="14pt" style:font-weight-complex="bold"/>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fo:color="#000000" style:font-name="Times New Roman" fo:font-size="14pt" fo:font-weight="bold" style:font-size-asian="14pt" style:font-weight-asian="bold" style:font-name-complex="Times New Roman1" style:font-size-complex="14pt" style:font-weight-complex="bold"/>
    </style:style>
    <style:style style:name="P5" style:family="paragraph" style:parent-style-name="Standard">
      <style:paragraph-properties fo:margin-left="0.5in" fo:margin-right="0in" fo:margin-top="0in" fo:margin-bottom="0in" fo:line-height="100%" fo:text-align="justify" style:justify-single-word="false" fo:text-indent="-0.25in" style:auto-text-indent="false"/>
    </style:style>
    <style:style style:name="P6" style:family="paragraph" style:parent-style-name="Standard">
      <style:paragraph-properties fo:margin-left="0.5in" fo:margin-right="0in" fo:margin-top="0in" fo:margin-bottom="0in" fo:line-height="100%" fo:text-align="justify" style:justify-single-word="false" fo:text-indent="-0.25in" style:auto-text-indent="false"/>
      <style:text-properties fo:color="#000000" style:font-name="Times New Roman" fo:font-size="11.5pt" style:font-size-asian="11.5pt" style:font-name-complex="Times New Roman1" style:font-size-complex="11.5pt"/>
    </style:style>
    <style:style style:name="P7" style:family="paragraph" style:parent-style-name="Standard" style:master-page-name="Standard">
      <style:paragraph-properties style:page-number="auto"/>
      <style:text-properties style:font-name="Times New Roman" fo:font-size="18pt" style:font-size-asian="18pt" style:font-name-complex="Times New Roman1" style:font-size-complex="18pt"/>
    </style:style>
    <style:style style:name="P8" style:family="paragraph" style:parent-style-name="Standard">
      <style:text-properties style:font-name="Times New Roman" fo:font-size="18pt" style:font-size-asian="18pt" style:font-name-complex="Times New Roman1" style:font-size-complex="18pt"/>
    </style:style>
    <style:style style:name="P9" style:family="paragraph" style:parent-style-name="Standard">
      <style:text-properties fo:color="#000000" fo:font-size="14pt" fo:font-weight="bold" style:font-size-asian="14pt" style:font-weight-asian="bold" style:font-size-complex="14pt" style:font-weight-complex="bold"/>
    </style:style>
    <style:style style:name="P10" style:family="paragraph" style:parent-style-name="Standard">
      <style:text-properties fo:color="#000000" fo:font-size="18pt" fo:font-weight="bold" style:font-size-asian="18pt" style:font-weight-asian="bold" style:font-size-complex="18pt" style:font-weight-complex="bold"/>
    </style:style>
    <style:style style:name="P11" style:family="paragraph" style:parent-style-name="Standard">
      <style:paragraph-properties fo:margin-top="0in" fo:margin-bottom="0in" fo:line-height="100%"/>
      <style:text-properties fo:color="#000000" style:font-name="Times New Roman" fo:font-size="14pt" fo:font-weight="bold" style:font-size-asian="14pt" style:font-weight-asian="bold" style:font-name-complex="Times New Roman1" style:font-size-complex="14pt" style:font-weight-complex="bold"/>
    </style:style>
    <style:style style:name="P12" style:family="paragraph" style:parent-style-name="Standard">
      <style:paragraph-properties fo:margin-top="0in" fo:margin-bottom="0in" fo:line-height="100%" fo:text-align="justify" style:justify-single-word="false"/>
      <style:text-properties fo:color="#000000" style:font-name="Times New Roman" fo:font-size="14pt" fo:font-weight="bold" style:font-size-asian="14pt" style:font-weight-asian="bold" style:font-name-complex="Times New Roman1" style:font-size-complex="14pt" style:font-weight-complex="bold"/>
    </style:style>
    <style:style style:name="P13" style:family="paragraph" style:parent-style-name="Standard">
      <style:paragraph-properties fo:margin-top="0in" fo:margin-bottom="0in" fo:line-height="100%"/>
      <style:text-properties fo:color="#000000" style:font-name="Times New Roman" fo:font-size="11.5pt" style:font-size-asian="11.5pt" style:font-name-complex="Times New Roman1" style:font-size-complex="11.5pt"/>
    </style:style>
    <style:style style:name="P14" style:family="paragraph" style:parent-style-name="Standard">
      <style:paragraph-properties fo:margin-top="0in" fo:margin-bottom="0in" fo:line-height="100%" fo:text-align="justify" style:justify-single-word="false"/>
      <style:text-properties fo:color="#000000" style:font-name="Times New Roman" fo:font-size="11.5pt" style:font-size-asian="11.5pt" style:font-name-complex="Times New Roman1" style:font-size-complex="11.5pt"/>
    </style:style>
    <style:style style:name="P15" style:family="paragraph" style:parent-style-name="Standard">
      <style:paragraph-properties fo:margin-top="0in" fo:margin-bottom="0in" fo:line-height="100%" fo:text-align="justify" style:justify-single-word="false" fo:break-before="page"/>
      <style:text-properties fo:color="#000000" style:font-name="Times New Roman" fo:font-size="11.5pt" style:font-size-asian="11.5pt" style:font-name-complex="Times New Roman1" style:font-size-complex="11.5pt"/>
    </style:style>
    <style:style style:name="P16" style:family="paragraph" style:parent-style-name="Standard">
      <style:paragraph-properties fo:margin-left="0.3752in" fo:margin-right="0in" fo:margin-top="0in" fo:margin-bottom="0in" fo:line-height="100%" fo:text-indent="-0.1252in" style:auto-text-indent="false"/>
      <style:text-properties fo:color="#000000" style:font-name="Times New Roman" fo:font-size="11.5pt" style:font-size-asian="11.5pt" style:font-name-complex="Times New Roman1" style:font-size-complex="11.5pt"/>
    </style:style>
    <style:style style:name="P17" style:family="paragraph" style:parent-style-name="Standard" style:list-style-name="L1">
      <style:paragraph-properties fo:margin-left="0.5in" fo:margin-right="0in" fo:margin-top="0in" fo:margin-bottom="0in" fo:line-height="100%" fo:text-align="justify" style:justify-single-word="false" fo:text-indent="-0.25in" style:auto-text-indent="false"/>
    </style:style>
    <style:style style:name="P18" style:family="paragraph" style:parent-style-name="Standard" style:list-style-name="L2">
      <style:paragraph-properties fo:margin-left="0.5in" fo:margin-right="0in" fo:margin-top="0in" fo:margin-bottom="0in" fo:line-height="100%" fo:text-align="justify" style:justify-single-word="false" fo:text-indent="-0.25in" style:auto-text-indent="false"/>
    </style:style>
    <style:style style:name="P19" style:family="paragraph" style:parent-style-name="Standard">
      <style:paragraph-properties fo:margin-left="0.5in" fo:margin-right="0in" fo:margin-top="0in" fo:margin-bottom="0in" fo:line-height="100%" fo:text-align="justify" style:justify-single-word="false" fo:text-indent="-0.25in" style:auto-text-indent="false"/>
      <style:text-properties fo:color="#000000" style:font-name="Times New Roman" fo:font-size="11.5pt" style:font-size-asian="11.5pt" style:font-name-complex="Times New Roman1" style:font-size-complex="11.5pt"/>
    </style:style>
    <style:style style:name="P20" style:family="paragraph" style:parent-style-name="Standard" style:list-style-name="L1">
      <style:paragraph-properties fo:margin-left="0.5in" fo:margin-right="0in" fo:margin-top="0in" fo:margin-bottom="0in" fo:line-height="100%" fo:text-align="justify" style:justify-single-word="false" fo:text-indent="-0.25in" style:auto-text-indent="false"/>
      <style:text-properties fo:color="#000000" style:font-name="Times New Roman" fo:font-size="11.5pt" style:font-size-asian="11.5pt" style:font-name-complex="Times New Roman1" style:font-size-complex="11.5pt"/>
    </style:style>
    <style:style style:name="P21" style:family="paragraph" style:parent-style-name="Standard" style:list-style-name="L2">
      <style:paragraph-properties fo:margin-left="0.5in" fo:margin-right="0in" fo:margin-top="0in" fo:margin-bottom="0in" fo:line-height="100%" fo:text-align="justify" style:justify-single-word="false" fo:text-indent="-0.25in" style:auto-text-indent="false"/>
      <style:text-properties fo:color="#000000" style:font-name="Times New Roman" fo:font-size="11.5pt" style:font-size-asian="11.5pt" style:font-name-complex="Times New Roman1" style:font-size-complex="11.5pt"/>
    </style:style>
    <style:style style:name="P22" style:family="paragraph" style:parent-style-name="Standard">
      <style:paragraph-properties fo:margin-left="1in" fo:margin-right="0in" fo:text-indent="0.5in" style:auto-text-indent="false"/>
      <style:text-properties fo:color="#000000" fo:font-size="10pt" fo:font-weight="bold" style:font-size-asian="10pt" style:font-weight-asian="bold" style:font-size-complex="10pt" style:font-weight-complex="bold"/>
    </style:style>
    <style:style style:name="P23" style:family="paragraph">
      <style:paragraph-properties fo:text-align="center"/>
      <style:text-properties fo:font-size="18pt"/>
    </style:style>
    <style:style style:name="T1" style:family="text">
      <style:text-properties fo:color="#000000" style:font-name="Times New Roman" fo:font-size="11.5pt" style:font-size-asian="11.5pt" style:font-name-complex="Times New Roman1" style:font-size-complex="11.5pt"/>
    </style:style>
    <style:style style:name="T2" style:family="text">
      <style:text-properties fo:color="#000000" style:font-name="Times New Roman" fo:font-size="10pt" style:font-size-asian="10pt" style:font-name-complex="Times New Roman1" style:font-size-complex="10pt"/>
    </style:style>
    <style:style style:name="T3" style:family="text">
      <style:text-properties fo:color="#000000" style:font-name="Cambria Math" fo:font-size="11.5pt" style:font-size-asian="11.5pt" style:font-name-complex="Cambria Math1" style:font-size-complex="11.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3" svg:width="3.2398in" svg:height="2.8717in" svg:x="0in" svg:y="0in">
        <draw:image xlink:href="Pictures/2000000700002ADF0000260C0B009587.wmf" xlink:type="simple" xlink:show="embed" xlink:actuate="onLoad">
          <text:p/>
        </draw:image>
      </draw:frame>
      <draw:frame text:anchor-type="page" text:anchor-page-number="1" draw:z-index="2" draw:name="Picture 2" draw:style-name="gr1" draw:text-style-name="P23" svg:width="6.4079in" svg:height="6.5913in" svg:x="0in" svg:y="0in">
        <draw:image xlink:href="Pictures/20000007000054C600005741F86E1782.wmf" xlink:type="simple" xlink:show="embed" xlink:actuate="onLoad">
          <text:p/>
        </draw:image>
      </draw:frame>
      <draw:frame text:anchor-type="page" text:anchor-page-number="1" draw:z-index="4" draw:name="Picture 3" draw:style-name="gr1" draw:text-style-name="P23" svg:width="6.1996in" svg:height="5.4398in" svg:x="0in" svg:y="0in">
        <draw:image xlink:href="Pictures/2000000700005204000047F546FB284A.wmf" xlink:type="simple" xlink:show="embed" xlink:actuate="onLoad">
          <text:p/>
        </draw:image>
      </draw:frame>
      <draw:frame text:anchor-type="page" text:anchor-page-number="1" draw:z-index="6" draw:name="Picture 4" draw:style-name="gr1" draw:text-style-name="P23" svg:width="6.4996in" svg:height="5.5961in" svg:x="0in" svg:y="0in">
        <draw:image xlink:href="Pictures/2000000700006174000053F26DB8E250.wmf" xlink:type="simple" xlink:show="embed" xlink:actuate="onLoad">
          <text:p/>
        </draw:image>
      </draw:frame>
      <draw:frame text:anchor-type="page" text:anchor-page-number="1" draw:z-index="8" draw:name="Picture 5" draw:style-name="gr1" draw:text-style-name="P23" svg:width="6.4996in" svg:height="5.5657in" svg:x="0in" svg:y="0in">
        <draw:image xlink:href="Pictures/2000000700006201000053F28CDD672D.wmf" xlink:type="simple" xlink:show="embed" xlink:actuate="onLoad">
          <text:p/>
        </draw:image>
      </draw:frame>
      <text:p text:style-name="P7"/>
      <text:p text:style-name="P1">sameer makwana(09bce026)</text:p>
      <text:p text:style-name="P1">7Ce-A</text:p>
      <text:p text:style-name="P1">Data warehouse Management</text:p>
      <text:p text:style-name="P1"/>
      <text:p text:style-name="P1">Practical 7 :INTRODUCTION TO OLAP SOFTWARE:</text:p>
      <text:p text:style-name="P1"/>
      <text:p text:style-name="P4">Creating a Data Cube </text:p>
      <text:p text:style-name="P13">To build a new data cube using BIDS, you need to perform these steps: </text:p>
      <text:p text:style-name="P16">• Create a new Analysis Services project </text:p>
      <text:p text:style-name="P16">• Define a data source </text:p>
      <text:p text:style-name="P16">• Define a data source view </text:p>
      <text:p text:style-name="P16">• Invoke the Cube Wizard </text:p>
      <text:p text:style-name="P2"/>
      <text:p text:style-name="P2">Creating a New Analysis Services Project:</text:p>
      <text:p text:style-name="P5"><text:span text:style-name="T1">1. Select Microsoft SQL Server 2005 </text:span><text:span text:style-name="T3">⇒</text:span><text:span text:style-name="T1">SQL Server Business Intelligence. Development Studio from the Programs menu to launch Business Intelligence Development Studio. </text:span></text:p>
      <text:list xml:id="list32453171" text:style-name="L1">
        <text:list-item>
          <text:p text:style-name="P17"><text:span text:style-name="T1">Select File </text:span><text:span text:style-name="T3">⇒</text:span><text:span text:style-name="T1"> New </text:span><text:span text:style-name="T3">⇒</text:span><text:span text:style-name="T1"> Project.</text:span></text:p>
        </text:list-item>
        <text:list-item>
          <text:p text:style-name="P20">3. In the New Project dialog box, select the Business Intelligence Projects project type. </text:p>
        </text:list-item>
      </text:list>
      <text:p text:style-name="P6">4. Select the Analysis Services Project template. </text:p>
      <text:p text:style-name="P6">5. Name the new project AdventureWorksCube1 and select a convenient location to save it. </text:p>
      <text:p text:style-name="P6">6. Click OK to create the new project. </text:p>
      <text:p text:style-name="P6"/>
      <text:p text:style-name="P5"><text:soft-page-break/><draw:frame draw:style-name="fr1" draw:name="graphics1" text:anchor-type="as-char" svg:width="3.2402in" svg:height="2.872in" draw:z-index="1"><draw:image xlink:href="Pictures/2000000700002ADF0000260C0B009587.wmf" xlink:type="simple" xlink:show="embed" xlink:actuate="onLoad"/></draw:frame></text:p>
      <text:p text:style-name="P4"/>
      <text:p text:style-name="P4">Defining a Data Source </text:p>
      <text:p text:style-name="P14">To define a data source, you’ll use the Data Source Wizard. You can launch this wizard by right-clicking on the Data Sources folder in your new Analysis Services project. The wizard will walk you through the process of defining a data source for your cube, including choosing a connection and specifying security credentials to be used to connect to the data source. </text:p>
      <text:p text:style-name="P14">To define a data source for the new cube, follow these steps: </text:p>
      <text:p text:style-name="P6">1. Right-click on the Data Sources folder in Solution Explorer and select New Data Source. </text:p>
      <text:p text:style-name="P6">2. Read the first page of the Data Source Wizard and click Next. </text:p>
      <text:p text:style-name="P6">3. You can base a data source on a new or an existing connection. Because you don’t have any existing connections, click New. </text:p>
      <text:p text:style-name="P6">4. In the Connection Manager dialog box, select the server containing your analysis services sample database from the Server Name combo box. </text:p>
      <text:p text:style-name="P6">5. Fill in your authentication information. </text:p>
      <text:p text:style-name="P6">6. Select the Native OLE DB\SQL Native Client provider (this is the default provider). </text:p>
      <text:p text:style-name="P6">7. Select the AdventureWorksDW database. Figure 3-2 shows the filled-in Connection Manager dialog box.</text:p>
      <text:p text:style-name="P6">8. Click OK to dismiss the Connection Manager dialog box. </text:p>
      <text:p text:style-name="P6">9. Click Next. </text:p>
      <text:p text:style-name="P6"/>
      <text:p text:style-name="P5"><text:soft-page-break/><draw:frame draw:style-name="fr1" draw:name="1" text:anchor-type="as-char" svg:width="6.4083in" svg:height="6.5917in" draw:z-index="3"><draw:image xlink:href="Pictures/20000007000054C600005741F86E1782.wmf" xlink:type="simple" xlink:show="embed" xlink:actuate="onLoad"/></draw:frame></text:p>
      <text:p text:style-name="P12">Defining a Data Source View </text:p>
      <text:p text:style-name="P14">A data source view is a persistent set of tables from a data source that supply the data for a particular cube. BIDS also includes a wizard for creating data source views, which you can invoke by right-clicking on the Data Source Views folder in Solution Explorer. </text:p>
      <text:p text:style-name="P15">To create a new data source view, follow these steps: </text:p>
      <text:p text:style-name="P6">1. Right-click on the Data Source Views folder in Solution Explorer and select New Data Source View. </text:p>
      <text:p text:style-name="P6">2. Read the first page of the Data Source View Wizard and click Next. </text:p>
      <text:list xml:id="list32461049" text:style-name="L2">
        <text:list-item>
          <text:p text:style-name="P21">Select the Adventure Works DW data source and click Next. Note that you could also launch the Data Source Wizard from here by clicking New Data Source.</text:p>
        </text:list-item>
        <text:list-item>
          <text:p text:style-name="P18"><text:span text:style-name="T1">4. Select the dbo.FactFinance table in the Available Objects list and click the </text:span><text:span text:style-name="T3">⇒</text:span><text:span text:style-name="T1"> button to move it to the Included Object list. This will be the fact table in the new cube. </text:span></text:p>
        </text:list-item>
      </text:list>
      <text:p text:style-name="P5"><text:span text:style-name="T2">5. </text:span><text:span text:style-name="T1">Click the Add Related Tables button to automatically add all of the tables that are directly related to the dbo.FactFinance table. These will be the dimension tables for the new cube. Figure 2-3 shows the wizard with all of the tables selected. </text:span></text:p>
      <text:p text:style-name="P6">6. Click Next. </text:p>
      <text:p text:style-name="P5"><text:span text:style-name="T2">7. </text:span><text:span text:style-name="T1">Name the new view Finance and click Finish. BIDS will automatically display the schema of the new data source view </text:span></text:p>
      <text:p text:style-name="P3"><draw:frame draw:style-name="fr1" draw:name="2" text:anchor-type="as-char" svg:width="6.2in" svg:height="5.4402in" draw:z-index="5"><draw:image xlink:href="Pictures/2000000700005204000047F546FB284A.wmf" xlink:type="simple" xlink:show="embed" xlink:actuate="onLoad"/></draw:frame></text:p>
      <text:p text:style-name="P6"/>
      <text:p text:style-name="P10"><text:soft-page-break/>Exploring a Data Cube:</text:p>
      <text:p text:style-name="Standard"><draw:frame draw:style-name="fr1" draw:name="3" text:anchor-type="as-char" svg:width="6.5in" svg:height="5.5957in" draw:z-index="7"><draw:image xlink:href="Pictures/2000000700006174000053F26DB8E250.wmf" xlink:type="simple" xlink:show="embed" xlink:actuate="onLoad"/></draw:frame></text:p>
      <text:p text:style-name="Standard"><text:soft-page-break/><draw:frame draw:style-name="fr1" draw:name="4" text:anchor-type="as-char" svg:width="6.5in" svg:height="5.5661in" draw:z-index="9"><draw:image xlink:href="Pictures/2000000700006201000053F28CDD672D.wmf" xlink:type="simple" xlink:show="embed" xlink:actuate="onLoad"/></draw:frame></text:p>
      <text:p text:style-name="P22">Exploring cube data in the cube brow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 Math1" svg:font-family="'Cambria Math'"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style:writing-mode="lr-tb"/>
      <style:text-properties fo:color="#000000" style:font-name="Times New Roman" fo:font-size="12pt"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LL</meta:initial-creator>
    <meta:editing-cycles>2</meta:editing-cycles>
    <meta:creation-date>2012-10-18T02:28:00</meta:creation-date>
    <dc:date>2012-09-29T12:31:38.59</dc:date>
    <meta:editing-duration>PT28S</meta:editing-duration>
    <meta:generator>OpenOffice.org/3.3$Win32 OpenOffice.org_project/330m20$Build-9567</meta:generator>
    <meta:document-statistic meta:table-count="0" meta:image-count="5" meta:object-count="0" meta:page-count="6" meta:paragraph-count="46" meta:word-count="564" meta:character-count="32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